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Сети переменного тока</text:h>
          </table:table-cell>
        </table:table-row>
        <table:table-row table:style-name="Table1.2">
          <table:table-cell table:style-name="Table1.A2" office:value-type="string">
            <text:p text:style-name="P2">В настоящем подразделе описаны блоки библиотеки «Сети переменного тока».</text:p>
            <text:p text:style-name="P2"><text:span text:style-name="T1">Общие ограничения моделей блоков</text:span>:</text:p>
            <text:p text:style-name="P2">Данные модели обеспечивают расчет действующих значений параметров режима электрической сети (токи, напряжения, мощности) промышленной частоты в установившихся симметричных режимах и переходных процессах, вызванных инерцией вращающихся масс электрических машин и систем регулирования (электромеханические переходные процессы). При использовании данных моделей электрическая сеть заменяется однолинейной схемой.</text:p>
            <text:p text:style-name="P2">Модели не применимы для расчетов несимметричных режимов и быстрых электромагнитных процессов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ети переменного тока</dc:title>
    <dc:date>2014-12-26T11:53:04.93</dc:date>
    <meta:generator>OpenOffice/4.1.1$Win32 OpenOffice.org_project/411m6$Build-9775</meta:generator>
    <meta:editing-duration>PT4H46M56S</meta:editing-duration>
    <meta:editing-cycles>140</meta:editing-cycles>
    <meta:document-statistic meta:table-count="1" meta:image-count="0" meta:object-count="0" meta:page-count="1" meta:paragraph-count="5" meta:word-count="70" meta:character-count="628"/>
    <meta:user-defined meta:name="Поле 1"/>
    <meta:user-defined meta:name="Поле 2"/>
    <meta:user-defined meta:name="Поле 3"/>
    <meta:user-defined meta:name="Поле 4"/>
  </office:meta>
</office:document-meta>
</file>